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text-properties style:font-name="Times New Roman" fo:font-size="16pt" fo:language="da" fo:country="DK" fo:font-weight="bold" style:font-size-asian="16pt" style:font-weight-asian="bold" style:font-size-complex="16pt" style:font-weight-complex="bold"/>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1pt" fo:language="da" fo:country="DK"/>
    </style:style>
    <style:style style:name="P3"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6"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7" style:family="paragraph" style:parent-style-name="Text_20_body">
      <style:paragraph-properties fo:margin-left="0cm" fo:margin-right="0cm" fo:margin-top="0cm" fo:margin-bottom="0cm" fo:text-indent="0cm" style:auto-text-indent="false"/>
      <style:text-properties style:font-name="Times New Roma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8000"/>
    </style:style>
    <style:style style:name="T4" style:family="text">
      <style:text-properties fo:color="#0047ff"/>
    </style:style>
    <style:style style:name="T5" style:family="text">
      <style:text-properties fo:color="#ff6633"/>
    </style:style>
    <style:style style:name="T6" style:family="text">
      <style:text-properties fo:color="#0000ff"/>
    </style:style>
    <style:style style:name="T7" style:family="text">
      <style:text-properties style:font-name="Times New Roman" fo:font-size="16pt" fo:font-weight="bold" style:font-size-asian="16pt" style:font-weight-asian="bold" style:font-size-complex="16pt" style:font-weight-complex="bold"/>
    </style:style>
    <style:style style:name="T8" style:family="text">
      <style:text-properties fo:font-size="16pt" fo:font-weight="bold" style:font-size-asian="16pt" style:font-weight-asian="bold" style:font-size-complex="16pt" style:font-weight-complex="bold"/>
    </style:style>
    <style:style style:name="fr1"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2" style:family="graphic" style:parent-style-name="Frame">
      <style:graphic-properties style:vertical-pos="top" style:vertical-rel="paragraph-content"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ot.class.php</text:p>
      <text:p text:style-name="P2"/>
      <text:p text:style-name="P3">Denne fil indeholder Plot class'en, som tegner graf(er) og genererer hermed det billede, som skal vises til brugen. Desuden inkluderer filen to andre filer, som Plot class'en er afhængig af, nemlig 'evalmath.class.php' og 'graph.plot.class.php'. </text:p>
      <text:p text:style-name="P3"/>
      <text:p text:style-name="P3">Class'en Plot består af 16 variabler og 17 funktioner. Disse variabler og funktioner i samspil med sig slev og selvfølgelig class'ene evalmath og graph genererer et billede, som består af en (x,y) koordinate, gitter på henholdsvis x- og y-koordinate, tekst på billedet og selvfølgelig en eller flere grafer.</text:p>
      <text:p text:style-name="P3"/>
      <text:p text:style-name="P3">For at se nærmere på classen og dens variabler og funktioner, henviser vi til classens kildekoder, som er grundig dokumenteret eller vores projektdokumentation, som giver en hurtig overblik.</text:p>
      <text:p text:style-name="P3"/>
      <text:p text:style-name="P1">XML.class.php</text:p>
      <text:p text:style-name="P1"/>
      <text:p text:style-name="P4">Denne fil indeholder XMLParser class'en, som analyserer XML<text:note text:id="ftn1" text:note-class="footnote"><text:note-citation>1</text:note-citation><text:note-body><text:p text:style-name="Footnote">XML = E<text:span text:style-name="T1">X</text:span>tensible <text:span text:style-name="T1">M</text:span>arkup <text:span text:style-name="T1">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4"><draw:frame draw:style-name="fr1" draw:name="Frame1" text:anchor-type="paragraph" svg:width="14.623cm" draw:z-index="0"><draw:text-box fo:min-height="4.697cm"><text:p text:style-name="P4"><text:tab/><text:span text:style-name="T2">CODE:</text:span></text:p><text:p text:style-name="P5">&lt;?php</text:p><text:p text:style-name="P5">$xml_data = <text:span text:style-name="T3">"&lt;root&gt; </text:span></text:p><text:p text:style-name="P6"><text:s text:c="7"/><text:tab/><text:tab/>&lt;graph color='234,234,233' label='string'&gt;x^2+5&lt;/graph&gt;<text:tab/></text:p><text:p text:style-name="P6"><text:s text:c="7"/><text:tab/><text:tab/>&lt;tag name='tag'&gt;This tag&lt;/tag&gt;</text:p><text:p text:style-name="P6"><text:s text:c="7"/><text:tab/><text:tab/>&lt;graph&gt;x^2+5&lt;/graph&gt;</text:p><text:p text:style-name="P5"><text:span text:style-name="T3"><text:s text:c="7"/><text:tab/> <text:s text:c="9"/>&lt;/root&gt;"</text:span>;</text:p><text:p text:style-name="P5"/><text:p text:style-name="P5">$xml = <text:span text:style-name="T4">new</text:span> XMLParser($xml_data); <text:s text:c="2"/><text:span text:style-name="T5">//opret en XMLParser objekt!</text:span></text:p><text:p text:style-name="P5"><text:span text:style-name="T6">print_r</text:span>($xml-&gt;CreateInputArray()); <text:s text:c="2"/><text:span text:style-name="T5">//få fat i analyseret data og udskriv</text:span></text:p><text:p text:style-name="P5">?&gt;</text:p></draw:text-box></draw:frame> <text:s/></text:p>
      <text:p text:style-name="P3"/>
      <text:p text:style-name="P3"><text:s/></text:p>
      <text:p text:style-name="P7"/>
      <text:p text:style-name="Standard"/>
      <text:p text:style-name="Standard"/>
      <text:p text:style-name="Standard"/>
      <text:p text:style-name="Standard"/>
      <text:p text:style-name="Standard"/>
      <text:p text:style-name="Standard"/>
      <text:p text:style-name="Standard"><draw:frame draw:style-name="fr2" draw:name="Frame2" text:anchor-type="paragraph" svg:width="14.501cm" draw:z-index="1"><draw:text-box fo:min-height="7.772cm"><text:p text:style-name="P4"><text:tab/><text:span text:style-name="T2">OUTPUT:</text:span></text:p><text:p text:style-name="P5">Array</text:p><text:p text:style-name="P5"><text:s/>(</text:p><text:p text:style-name="P5"><text:s text:c="4"/>[0] =&gt; Array</text:p><text:p text:style-name="P5"><text:s text:c="8"/>(</text:p><text:p text:style-name="P5"><text:s text:c="12"/>[0] =&gt; Array</text:p><text:p text:style-name="P5"><text:s text:c="16"/>(</text:p><text:p text:style-name="P5"><text:s text:c="20"/>[color] =&gt; 234,234,233</text:p><text:p text:style-name="P5"><text:s text:c="20"/>[label] =&gt; string</text:p><text:p text:style-name="P5"><text:s text:c="16"/>)</text:p><text:p text:style-name="P5"><text:s text:c="12"/>[1] =&gt; x^2+5</text:p><text:p text:style-name="P5"><text:s text:c="8"/>)</text:p><text:p text:style-name="P5"><text:s text:c="4"/>[1] =&gt; Array</text:p><text:p text:style-name="P5"><text:s text:c="8"/>(</text:p><text:p text:style-name="P5"><text:s text:c="12"/>[0] =&gt; x^2+5</text:p><text:p text:style-name="P5"><text:s text:c="8"/>)</text:p><text:p text:style-name="P5"><text: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Standard"/>
      <text:p text:style-name="Standard"><text:span text:style-name="T7">Zend</text:span><text:note text:id="ftn0"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8"> Development Environment</text:span> </text:p>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Standard"/>
      <text:p text:style-name="Standard">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Ismail Faizi</meta:initial-creator>
    <meta:creation-date>2006-10-09T20:34:42</meta:creation-date>
    <dc:creator>Ismail Faizi</dc:creator>
    <dc:date>2006-10-09T22:23:28</dc:date>
    <dc:language>da-DK</dc:language>
    <meta:editing-cycles>6</meta:editing-cycles>
    <meta:editing-duration>PT58M34S</meta:editing-duration>
    <meta:user-defined meta:name="Info 1"/>
    <meta:user-defined meta:name="Info 2"/>
    <meta:user-defined meta:name="Info 3"/>
    <meta:user-defined meta:name="Info 4"/>
    <meta:document-statistic meta:table-count="0" meta:image-count="0" meta:object-count="0" meta:page-count="2" meta:paragraph-count="42" meta:word-count="594" meta:character-count="3890"/>
  </office:meta>
</office:document-meta>
</file>